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" svg:font-family="'Rob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dddddd" draw:marker-start-width="0.321cm" draw:marker-end-width="0.321cm" draw:fill-color="#64baff" draw:textarea-horizontal-align="justify" draw:textarea-vertical-align="bottom" draw:auto-grow-height="false" fo:min-height="2.91cm" fo:min-width="2.66cm" fo:padding-top="0.165cm" fo:padding-bottom="0.165cm" fo:padding-left="0.29cm" fo:padding-right="0.29cm" draw:shadow="hidden" draw:shadow-offset-x="0.071cm" draw:shadow-offset-y="0.071cm"/>
    </style:style>
    <style:style style:name="P1" style:family="paragraph">
      <style:paragraph-properties fo:text-align="center"/>
    </style:style>
    <style:style style:name="P2" style:family="paragraph">
      <loext:graphic-properties draw:fill-color="#64baff"/>
      <style:paragraph-properties fo:text-align="center"/>
      <style:text-properties style:font-name="Roboto Mono" fo:font-size="36pt" fo:text-shadow="1pt 1pt" fo:font-weight="bold" style:font-size-asian="36pt" style:font-weight-asian="bold" style:font-size-complex="36pt" style:font-weight-complex="bold"/>
    </style:style>
    <style:style style:name="T1" style:family="text">
      <style:text-properties fo:color="#ffffff" style:font-name="Roboto Mono" fo:font-size="36pt" fo:text-shadow="1pt 1pt" style:text-underline-style="none" fo:font-weight="bold" style:font-size-asian="36pt" style:font-weight-asian="bold" style:font-size-complex="36pt" style:font-weight-complex="bold"/>
    </style:style>
    <style:style style:name="T2" style:family="text">
      <style:text-properties fo:color="#ffffff" style:font-name="Roboto Mono" fo:font-size="36pt" fo:text-shadow="1pt 1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3.499cm" svg:height="3.5cm" svg:x="14.7cm" svg:y="13.4cm" svg:viewBox="0 0 3500 3501" svg:d="M583 0c-292 0-583 291-583 583 0 778 0 1556 0 2334 0 292 291 584 583 584 778 0 1555 0 2333 0 292 0 584-292 584-584 0-778 0-1556 0-2334 0-292-292-583-584-583-778 0-1555 0-2333 0zM0 0zM3500 3501z">
          <text:p text:style-name="P1"><text:span text:style-name="T1">{}</text:span></text:p>
          <text:p text:style-name="P1"><text:span text:style-name="T2">&lt;&gt;</text:span></text:p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" svg:font-family="'Rob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14T18:27:11.128275641</dc:date>
    <meta:editing-duration>PT1H18M7S</meta:editing-duration>
    <meta:editing-cycles>2</meta:editing-cycles>
    <meta:generator>LibreOffice/6.0.6.2$Linux_X86_64 LibreOffice_project/00m0$Build-2</meta:generator>
    <meta:document-statistic meta:object-count="1"/>
  </office:meta>
</office:document-meta>
</file>